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fo:font-size="8pt" style:font-name-asian="文泉驛等寬微米黑" style:font-size-asian="8pt" style:font-size-complex="8pt"/>
    </style:style>
    <style:style style:name="P2" style:family="paragraph" style:parent-style-name="Header">
      <style:text-properties fo:font-size="8pt" officeooo:paragraph-rsid="0013b646" style:font-name-asian="文泉驛等寬微米黑" style:font-size-asian="8pt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0pt" fo:font-style="normal" fo:font-weight="normal"/>
    </style:style>
    <style:style style:name="T3" style:family="text">
      <style:text-properties style:font-name-asian="WenQuanYi Micro Hei" style:font-size-asian="15pt" style:font-style-asian="normal" style:font-weight-asian="normal"/>
    </style:style>
    <style:style style:name="T4" style:family="text">
      <style:text-properties style:font-name-asian="WenQuanYi Micro Hei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陳先生好，身軀佗位無爽快？</text:p>
      <text:p text:style-name="P5">Tân--sian-sinn hó, sin-khu tó-uī bô sóng-khuài?</text:p>
      <text:p text:style-name="Text_20_body"/>
      <text:p text:style-name="P3">感覺有發燒，會畏寒。</text:p>
      <text:p text:style-name="P5">Kám-kak ū huat-sio, ē uì-kuânn.</text:p>
      <text:p text:style-name="Text_20_body"/>
      <text:p text:style-name="P3">燒幾工矣？</text:p>
      <text:p text:style-name="P5">Sio kuí kang--ah?</text:p>
      <text:p text:style-name="Text_20_body"/>
      <text:p text:style-name="P3">對頂禮拜拜四開始到今仔日拜二，攏總六工矣。</text:p>
      <text:p text:style-name="P5">Tuì tíng lé-pài pài-sì khai-sí kàu kin-á-ji̍t pài-jī, lóng-tsóng la̍k kang--ah.</text:p>
      <text:p text:style-name="Text_20_body"/>
      <text:p text:style-name="P3">好。以後若是發燒超過兩工，就愛隨來檢查喔。</text:p>
      <text:p text:style-name="P5">Hó. Í-āu ná-sī huat-sio tshiau-kuè nn̄g kang, tō ài suî lâi kiám-tsa--ooh.</text:p>
      <text:p text:style-name="Text_20_body"/>
      <text:p text:style-name="P4"><text:span text:style-name="T3">嚨喉敢有按怎（</text:span><text:span text:style-name="T1">àn-nuá</text:span><text:span text:style-name="T3">）？敢有感覺擽擽？</text:span></text:p>
      <text:p text:style-name="P5">Nâ-âu kám ū àn-nuá? Kám ū kám-kak ngiau-ngiau?</text:p>
      <text:p text:style-name="Text_20_body"/>
      <text:p text:style-name="P3">有，有時仔會感覺嚨喉擽擽。</text:p>
      <text:p text:style-name="P5">Ū, ū-sî-á ē kám-kak nâ-âu ngiau-ngiau.</text:p>
      <text:p text:style-name="Text_20_body"/>
      <text:p text:style-name="P4"><text:span text:style-name="T3">頭殼</text:span><text:span text:style-name="T1">--le</text:span><text:span text:style-name="T3">？</text:span></text:p>
      <text:p text:style-name="P5">Thâu-khak--le?</text:p>
      <text:p text:style-name="Text_20_body"/>
      <text:p text:style-name="P3">敢有嗽？當時會嗽？</text:p>
      <text:p text:style-name="P4"><text:span text:style-name="T2">Kám ū sàu</text:span><text:span text:style-name="T4">？</text:span><text:span text:style-name="T2">Tang-sî ē sàu?</text:span></text:p>
      <text:p text:style-name="Text_20_body"/>
      <text:p text:style-name="Text_20_body"/>
      <text:p text:style-name="P3"><text:soft-page-break/>半暝較會嗽。</text:p>
      <text:p text:style-name="P5">Puànn-mê khah ē sàu.</text:p>
      <text:p text:style-name="Text_20_body"/>
      <text:p text:style-name="P3">痰是啥物色的？</text:p>
      <text:p text:style-name="P5">Thâm sī siánn-mih sik--ê?</text:p>
      <text:p text:style-name="Text_20_body"/>
      <text:p text:style-name="P3">痰是青色有膿。毋過有當時仔內底有血。</text:p>
      <text:p text:style-name="P5">Thâm sī tshenn-sik ū lâng. M̄-kò ū-tang-sî-á lāi-té ū hueh.</text:p>
      <text:p text:style-name="Text_20_body"/>
      <text:p text:style-name="P3">請佇外口小等一下，等咧若喝著你的名才閣入來。</text:p>
      <text:p text:style-name="P5">Tshiánn tī guā-kháu sió-tán--tsi̍t-ē, tán--leh nā huah-tio̍h lí ê miâ tsiah-koh ji̍p--lâi.</text:p>
      <text:p text:style-name="Text_20_body"/>
      <text:p text:style-name="P3">先生你好，會用得入來看報告矣。</text:p>
      <text:p text:style-name="P5">Sian-sinn lí hó, ē-īng-eh ji̍p-lâi khuànn pò-kò--ah.</text:p>
      <text:p text:style-name="Text_20_body"/>
      <text:p text:style-name="P3">照檢查結果來看是無著流感，就是較嚴重的感冒爾爾。免煩惱。</text:p>
      <text:p text:style-name="P5">Tsiàu kiám-tsa kiat-kó lâi khuànn sī bô tio̍h liû-kám, tiō sī khah giâm-tiōng ê kám-mōo niā-niā. Bián huân-ló.</text:p>
      <text:p text:style-name="Text_20_body"/>
      <text:p text:style-name="P4"><text:span text:style-name="T3">因為這擺發燒較重，我會開這粒粉紅的予你（</text:span><text:span text:style-name="T1">lí#</text:span><text:span text:style-name="T3">）。這是抗生素，一工食一粒，一定愛照起工食喔。</text:span></text:p>
      <text:p text:style-name="P5">In-uī tsit pái huat-sio khah tāng, guá ē khui tsit lia̍p hún-âng--ê hōo lí#. Tse sī khòng-sing-sòo, tsi̍t kang tsia̍h tsi̍t lia̍p, it-tīng ài tsiàu-khí-kang tsia̍h--oo.</text:p>
      <text:p text:style-name="Text_20_body"/>
      <text:p text:style-name="P4"><text:span text:style-name="T3">我嘛會閣開另外一種的退燒藥仔予你，彼若是粉紅的食了過一點鐘猶是（</text:span><text:span text:style-name="T1">iá sī</text:span><text:span text:style-name="T3">）無效，你就閣食一粒這退燒藥仔。</text:span></text:p>
      <text:p text:style-name="P5">Guá mā ē koh khui līng-guā tsi̍t tsíng ê thè-sio-io̍h-á hōo--lí, he ná-sī hún-âng--ê tsia̍h-liáu kuè tsi̍t tiám-tsing iá sī bô-hāu, lí tō koh tsia̍h tsi̍t lia̍p tse thè-sio-io̍h-á.</text:p>
      <text:p text:style-name="Text_20_body"/>
      <text:p text:style-name="Text_20_body"/>
      <text:p text:style-name="P3"><text:soft-page-break/>好，按呢就無代誌啦乎。</text:p>
      <text:p text:style-name="P5">Hó, án-ne tō bô tāi-tsì--lah--honnh.</text:p>
      <text:p text:style-name="Text_20_body"/>
      <text:p text:style-name="P3">請佇外口等藥單佮健保卡。</text:p>
      <text:p text:style-name="P5">Tshiánn tī guā-kháu tán io̍h-tuann kah kiān-pó-khah.</text:p>
      <text:p text:style-name="Text_20_body"/>
      <text:p text:style-name="P4"><text:span text:style-name="T3">你挈這張藥單佮健保卡，對彼爿的樓梯行起去（</text:span><text:span text:style-name="T1">--khì-lì</text:span><text:span text:style-name="T3">），到五樓領藥。</text:span></text:p>
      <text:p text:style-name="P5">Lí khe̍h tsit tiunn io̍h-tuann kah kiān-pó-khah, tuì hit-pîng ê lâu-thui kiânn--khì-lì, kàu gōo lâu niá io̍h.</text:p>
      <text:p text:style-name="Text_20_body"/>
      <text:p text:style-name="P3">阿瑞感冒矣，拜託你，替伊請假。</text:p>
      <text:p text:style-name="P5">A-suī kám-mōo--ah, pài-thok--lí, thè i tshíng-ká.</text:p>
      <text:p text:style-name="Text_20_body"/>
      <text:p text:style-name="P3">曾的感冒矣，拜託你替伊請假。</text:p>
      <text:p text:style-name="P5">Tsan--ê kám-mōo--ah, pài-thok lí thè i tshíng-ká.</text:p>
      <text:p text:style-name="Text_20_body"/>
      <text:p text:style-name="P3">阿莊感冒矣，拜託，你替伊請假。</text:p>
      <text:p text:style-name="P5">A-tsng kám-mōo--ah, pài-thok, lí thè i tshíng-ká.</text:p>
      <text:p text:style-name="Text_20_body"/>
      <text:p text:style-name="P4"><text:span text:style-name="T3">真失禮，我感冒矣，直直流鼻，人規工攏無啥（</text:span><text:span text:style-name="T1">sánn</text:span><text:span text:style-name="T3">）爽快，敢若閣發燒。</text:span></text:p>
      <text:p text:style-name="P5">Tsin sit-lé, guá kám-mōo--ah, ti̍t-ti̍t lâu-phīnn, lâng kui kang lóng bô sánn sóng-khuài, kán-ná koh huat-sio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文泉驛等寬微米黑" style:font-size-asian="8pt" style:font-size-complex="8pt"/>
    </style:style>
    <style:style style:name="MP2" style:family="paragraph" style:parent-style-name="Header">
      <style:text-properties fo:font-size="8pt" officeooo:paragraph-rsid="0013b646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破病 <text:s/>– <text:page-number text:select-page="current">2</text:page-number></text:p>
      </style:header>
      <style:footer>
        <text:p text:style-name="MP2">破病 <text:s/>–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08:48.104190019</meta:creation-date>
    <meta:generator>LibreOffice/5.1.6.2$Linux_X86_64 LibreOffice_project/10m0$Build-2</meta:generator>
    <dc:date>2018-10-25T18:10:00.409702998</dc:date>
    <meta:editing-duration>PT1M12S</meta:editing-duration>
    <meta:editing-cycles>1</meta:editing-cycles>
    <meta:document-statistic meta:table-count="0" meta:image-count="0" meta:object-count="0" meta:page-count="3" meta:paragraph-count="51" meta:word-count="697" meta:character-count="1969" meta:non-whitespace-character-count="1753"/>
  </office:meta>
</office:document-meta>
</file>